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</draw:text-box>
        </draw:frame>
        <draw:frame draw:style-name="gr1" draw:layer="layout" svg:width="7.339cm" svg:height="2.387cm" svg:x="20.2cm" svg:y="16.2cm">
          <draw:text-box>
            <text:p>Apresentado por: </text:p>
            <text:p>Gabriel Piton Tessarolli</text:p>
            <text:p>Wallace da Silva Ribeiro</text:p>
          </draw:text-box>
        </draw:frame>
        <draw:frame draw:style-name="gr1" draw:layer="layout" svg:width="20.013cm" svg:height="0.963cm" svg:x="3.987cm" svg:y="11.637cm">
          <draw:text-box>
            <text:p>Brad Appleton, Stephen P. Berczuk, Ralph Cabrera, Robert Orens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Como utilizar</text:p>
              </text:list-item>
              <text:list-item>
                <text:p>Os padrões</text:p>
                <text:list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necessidades do proje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5T21:45:59.71</dc:date>
    <meta:editing-duration>PT1H4M26S</meta:editing-duration>
    <meta:editing-cycles>13</meta:editing-cycles>
    <meta:generator>LibreOffice/4.0.3.3$Windows_x86 LibreOffice_project/0eaa50a932c8f2199a615e1eb30f7ac74279539</meta:generator>
    <meta:document-statistic meta:object-count="38"/>
  </office:meta>
</office:document-meta>
</file>